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743b" officeooo:paragraph-rsid="0010743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743b" officeooo:paragraph-rsid="0010743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43b" officeooo:paragraph-rsid="0010743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1762a" officeooo:paragraph-rsid="0011762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7335d" officeooo:paragraph-rsid="0017335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7335d" officeooo:paragraph-rsid="0017335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0743b" officeooo:paragraph-rsid="0010743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0743b" officeooo:paragraph-rsid="0010743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0743b" officeooo:paragraph-rsid="0010743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762a" officeooo:paragraph-rsid="0011762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9974" officeooo:paragraph-rsid="0011997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19974" officeooo:paragraph-rsid="0011997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dd1c" officeooo:paragraph-rsid="0014dd1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bc83" officeooo:paragraph-rsid="0015bc8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7335d" officeooo:paragraph-rsid="0017335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6009" officeooo:paragraph-rsid="0018600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3c259" officeooo:paragraph-rsid="0013c25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c259" officeooo:paragraph-rsid="0013c25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bc83" officeooo:paragraph-rsid="0015bc8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335d" officeooo:paragraph-rsid="0017335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86009" officeooo:paragraph-rsid="0018600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6fe6" officeooo:paragraph-rsid="001c6fe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c6fe6" officeooo:paragraph-rsid="001c6fe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d6be7" officeooo:paragraph-rsid="001d6be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0743b" officeooo:paragraph-rsid="0010743b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7335d" officeooo:paragraph-rsid="0017335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9974" officeooo:paragraph-rsid="00119974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7335d" officeooo:paragraph-rsid="0017335d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italic" style:text-underline-style="none" fo:font-weight="normal" officeooo:rsid="00186009" officeooo:paragraph-rsid="00186009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2pt" fo:font-style="italic" style:text-underline-style="none" fo:font-weight="normal" officeooo:rsid="001c6fe6" officeooo:paragraph-rsid="001c6fe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19974" officeooo:paragraph-rsid="00119974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c259" officeooo:paragraph-rsid="0013c259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7335d" officeooo:paragraph-rsid="0017335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officeooo:rsid="00186009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d6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Loops</text:p>
      <text:p text:style-name="P2"/>
      <text:p text:style-name="P3">A Loop</text:p>
      <text:list xml:id="list2698021392" text:style-name="L1">
        <text:list-item>
          <text:p text:style-name="P8">A loop allows for rapidly completing repetitive tasks.</text:p>
        </text:list-item>
        <text:list-item>
          <text:p text:style-name="P8">A loop usually has one or more of the follow features.</text:p>
          <text:list>
            <text:list-item>
              <text:p text:style-name="P8">A <text:span text:style-name="T1">counter</text:span> which, is initialized with a certain value. This is the starting point of the loop.</text:p>
            </text:list-item>
            <text:list-item>
              <text:p text:style-name="P8">A <text:span text:style-name="T1">condition</text:span>, which is a true/false test to determine if the loop continues to run, or stops.</text:p>
            </text:list-item>
            <text:list-item>
              <text:p text:style-name="P8">An <text:span text:style-name="T1">iteator</text:span>, which generally increments the counter by a step on each successive loop until the conditional is no longer <text:span text:style-name="T2">true</text:span><text:span text:style-name="T4">.</text:span></text:p>
            </text:list-item>
          </text:list>
        </text:list-item>
        <text:list-item>
          <text:p text:style-name="P9">Pseudo-code of a loop looks something similar to this:</text:p>
          <text:list>
            <text:list-item>
              <text:p text:style-name="P9">ex. <text:span text:style-name="T2">loop(counter = 0; counter == 10) {</text:span></text:p>
              <text:list>
                <text:list-item>
                  <text:list>
                    <text:list-header>
                      <text:p text:style-name="P25">if(condition) { code here counter++ }</text:p>
                      <text:p text:style-name="P25">else {code here}</text:p>
                    </text:list-header>
                  </text:list>
                  <text:p text:style-name="P25">}</text:p>
                </text:list-item>
              </text:list>
            </text:list-item>
          </text:list>
        </text:list-item>
        <text:list-item>
          <text:p text:style-name="P9">The code within the loop usually have slight variations such as accessing an array step by step.</text:p>
        </text:list-item>
      </text:list>
      <text:p text:style-name="P7"/>
      <text:p text:style-name="P4">The Standard <text:span text:style-name="T2">for</text:span> Loop</text:p>
      <text:list xml:id="list3077165025" text:style-name="L2">
        <text:list-item>
          <text:p text:style-name="P10">The <text:span text:style-name="T2">for loop </text:span>follows this syntax:</text:p>
          <text:list>
            <text:list-item>
              <text:p text:style-name="P10">ex. <text:span text:style-name="T2">for (initializer, condition, final-expression) { ... code here...}</text:span></text:p>
            </text:list-item>
          </text:list>
        </text:list-item>
        <text:list-item>
          <text:p text:style-name="P10">These are the following parts of a <text:span text:style-name="T2">for</text:span> loop.</text:p>
          <text:list>
            <text:list-item>
              <text:p text:style-name="P10">The keyword <text:span text:style-name="T2">for</text:span> followed by parentheses.</text:p>
            </text:list-item>
            <text:list-item>
              <text:p text:style-name="P10">An <text:span text:style-name="T1">initializer</text:span><text:span text:style-name="T6">, this variable set to a number that is then incremented, referred to as the counter variable.</text:span></text:p>
            </text:list-item>
            <text:list-item>
              <text:p text:style-name="P10"><text:span text:style-name="T6">A </text:span><text:span text:style-name="T7">condition</text:span><text:span text:style-name="T6">, this defines when the loop stops, generally an expression with a comparison operator, to test if exit condition has been met.</text:span></text:p>
            </text:list-item>
            <text:list-item>
              <text:p text:style-name="P10"><text:span text:style-name="T6">A </text:span><text:span text:style-name="T7">final-expression</text:span><text:span text:style-name="T6">, this is always evaluated each time the loop goes through a full iteration. It usually serves to increment the counter variable, bringing it closer to the exit condition.</text:span></text:p>
            </text:list-item>
          </text:list>
        </text:list-item>
        <text:list-item>
          <text:p text:style-name="P11"><text:span text:style-name="T6">A common mistake is to use the equal operator for the comparison, which causes the program to not run at all, because the comparison would be </text:span><text:span text:style-name="T3">false.</text:span></text:p>
        </text:list-item>
      </text:list>
      <text:p text:style-name="P27"/>
      <text:p text:style-name="P31">Exiting loops with break</text:p>
      <text:list xml:id="list2643282855" text:style-name="L3">
        <text:list-item>
          <text:p text:style-name="P12"><text:span text:style-name="T6">A </text:span><text:span text:style-name="T3">break</text:span><text:span text:style-name="T6"> statement is used to exit a loop before all iterations has been completed.</text:span></text:p>
        </text:list-item>
        <text:list-item>
          <text:p text:style-name="P17">This can be used to escape the loop once a certain item has been found in an array.</text:p>
        </text:list-item>
      </text:list>
      <text:p text:style-name="P18"/>
      <text:p text:style-name="P22"><text:tab/><text:span text:style-name="T1">Labels for break/continue</text:span></text:p>
      <text:list xml:id="list2893714792" text:style-name="L7">
        <text:list-item>
          <text:p text:style-name="P23">A <text:span text:style-name="T2">label</text:span> is an identifier with a colon before the loop:</text:p>
          <text:list>
            <text:list-item>
              <text:p text:style-name="P23"/>
            </text:list-item>
          </text:list>
        </text:list-item>
        <text:list-item>
          <text:p text:style-name="P23">Using break/continue will only break out of the current loop, rather than breaking out of all nested loops<text:span text:style-name="T8">. </text:span>The syntax for a label is:</text:p>
          <text:list>
            <text:list-item>
              <text:p text:style-name="P30">labelName: for(){code here}</text:p>
            </text:list-item>
          </text:list>
        </text:list-item>
        <text:list-item>
          <text:p text:style-name="P24">Using a label to specific the <text:span text:style-name="T2">break</text:span> target allows you to break from the outer loop vs current loop.</text:p>
          <text:p text:style-name="P23"/>
        </text:list-item>
      </text:list>
      <text:p text:style-name="P18"/>
      <text:p text:style-name="P32">Skipping Iterations with Continue</text:p>
      <text:list xml:id="list3924354091" text:style-name="L4">
        <text:list-item>
          <text:p text:style-name="P13"><text:span text:style-name="T6">The </text:span><text:span text:style-name="T3">continue</text:span><text:span text:style-name="T6"> statement works in a similar manner to </text:span><text:span text:style-name="T3">break, </text:span><text:span text:style-name="T6">but skips to the next iteration of the loop.</text:span></text:p>
        </text:list-item>
        <text:list-item>
          <text:p text:style-name="P14"><text:soft-page-break/><text:span text:style-name="T6">The </text:span><text:span text:style-name="T3">continue</text:span><text:span text:style-name="T6"> statement can be used to select certain outputs such as only selecting square roots.</text:span></text:p>
        </text:list-item>
      </text:list>
      <text:p text:style-name="P19"/>
      <text:p text:style-name="P6"/>
      <text:p text:style-name="P6">The <text:span text:style-name="T2">while</text:span> Loop</text:p>
      <text:list xml:id="list2234326639" text:style-name="L5">
        <text:list-item>
          <text:p text:style-name="P15"><text:span text:style-name="T6">A </text:span><text:span text:style-name="T3">while</text:span><text:span text:style-name="T6"> loop works similarly to a </text:span><text:span text:style-name="T3">for</text:span><text:span text:style-name="T6"> loop, except that the initializer variable is set before the loop. The final-expression is included inside the loop after the code to run, rather than being included in the parenthesis. The syntax is:</text:span></text:p>
          <text:list>
            <text:list-item>
              <text:p text:style-name="P26"><text:span text:style-name="T5">ex. </text:span><text:span text:style-name="T6">initializer</text:span></text:p>
              <text:list>
                <text:list-header>
                  <text:p text:style-name="P28">while (condition) { code to run ... final-expression }</text:p>
                </text:list-header>
              </text:list>
            </text:list-item>
          </text:list>
        </text:list-item>
      </text:list>
      <text:p text:style-name="P20"/>
      <text:p text:style-name="P5"><text:span text:style-name="T6">The </text:span><text:span text:style-name="T3">do...while</text:span><text:span text:style-name="T6"> Loop</text:span></text:p>
      <text:list xml:id="list4161347420" text:style-name="L6">
        <text:list-item>
          <text:p text:style-name="P16"><text:span text:style-name="T6">The </text:span><text:span text:style-name="T3">do...while</text:span><text:span text:style-name="T6"> loop is similar, but provides a variation on the </text:span><text:span text:style-name="T3">while</text:span><text:span text:style-name="T6"> structure. The syntax is:</text:span></text:p>
          <text:list>
            <text:list-item>
              <text:p text:style-name="P16"><text:span text:style-name="T6">ex. </text:span><text:span text:style-name="T3">initializer</text:span></text:p>
              <text:list>
                <text:list-header>
                  <text:p text:style-name="P29">do { ...code to run... </text:p>
                  <text:list>
                    <text:list-header>
                      <text:p text:style-name="P29">final-expression </text:p>
                    </text:list-header>
                  </text:list>
                  <text:p text:style-name="P29">} while (condition)</text:p>
                </text:list-header>
              </text:list>
            </text:list-item>
          </text:list>
        </text:list-item>
        <text:list-item>
          <text:p text:style-name="P21">The initializer comes before the loop and the keyword directly precedes the curly braces containing the code to run and the final expressions.</text:p>
        </text:list-item>
        <text:list-item>
          <text:p text:style-name="P16"><text:span text:style-name="T6">The difference between a </text:span><text:span text:style-name="T3">do</text:span><text:span text:style-name="T6"> and a </text:span><text:span text:style-name="T3">while</text:span><text:span text:style-name="T6"> loop is that the condition comes after everything else wrapped in parentheses preceded by a </text:span><text:span text:style-name="T3">while </text:span><text:span text:style-name="T6">keyword.</text:span></text:p>
        </text:list-item>
        <text:list-item>
          <text:p text:style-name="P16"><text:span text:style-name="T6">The code inside the curly braces </text:span><text:span text:style-name="T7">always run once</text:span><text:span text:style-name="T6"> before the check is made to see if it will run agai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8" meta:word-count="584" meta:character-count="3174" meta:non-whitespace-character-count="2673"/>
  </office:meta>
</office:document-meta>
</file>